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9F700001FBC29D7724D.svm"/>
  <manifest:file-entry manifest:media-type="" manifest:full-path="Pictures/200000070000256B0000175DE5AE8544.svm"/>
  <manifest:file-entry manifest:media-type="" manifest:full-path="Pictures/2000000700002BEE00001E49447D663C.svm"/>
  <manifest:file-entry manifest:media-type="" manifest:full-path="Pictures/2000000700001E990000221CEA7528E0.svm"/>
  <manifest:file-entry manifest:media-type="" manifest:full-path="Pictures/2000000700004C1200001FD64281E112.svm"/>
  <manifest:file-entry manifest:media-type="" manifest:full-path="Pictures/20000007000048C4000030601D023C25.svm"/>
  <manifest:file-entry manifest:media-type="" manifest:full-path="Pictures/200000070000376700001BCEDC7DBF96.svm"/>
  <manifest:file-entry manifest:media-type="" manifest:full-path="Pictures/2000000700002F0800002A2C4FFA2AEC.svm"/>
  <manifest:file-entry manifest:media-type="" manifest:full-path="Pictures/20000007000056EC00002DCA93D78223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, Arial" style:font-family-generic="swiss"/>
    <style:font-face style:name="Franklin Gothic Medium" svg:font-family="'Franklin Gothic Medium', 'Franklin Gothic Medium'" style:font-family-generic="swiss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line-through-style="none" fo:font-size="32pt" style:text-underline-style="none" style:font-size-asian="32pt" style:font-size-complex="32pt"/>
    </style:style>
    <style:style style:name="T2" style:family="text">
      <style:text-properties style:text-line-through-style="none" fo:font-size="18pt" style:text-underline-style="none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 3 Module 5 – Habitability</text:p>
      <text:p text:style-name="P2"/>
      <text:p text:style-name="P4">5.1 What makes a planet habitable?</text:p>
      <text:p text:style-name="Standard">&gt; what makes a planet habitable?</text:p>
      <text:p text:style-name="Standard"><text:tab/>→ source of liquid water – for living things to use as biochem solvent</text:p>
      <text:p text:style-name="Standard"><text:tab/>→ source of energy – for living things to harness</text:p>
      <text:p text:style-name="Standard"><text:tab/>→ source of elements and other nutrients </text:p>
      <text:p text:style-name="Standard"><text:tab/>→ physical conditions suitable for life </text:p>
      <text:p text:style-name="Standard">&gt; habitable zones</text:p>
      <text:p text:style-name="Standard"><text:tab/>→ enduring concept in astrobio</text:p>
      <text:p text:style-name="Standard"><text:tab/>→ in our own solar system, this zone is between Venus &amp; Mars – allowing bodies of liquid <text:tab/><text:tab/>water, via solar heating &amp; greenhouse effects</text:p>
      <text:p text:style-name="Standard"><text:tab/>→ varies depending on the star</text:p>
      <text:p text:style-name="Standard"><draw:frame draw:style-name="fr1" draw:name="graphics1" text:anchor-type="paragraph" svg:width="14.183cm" svg:height="7.117cm" draw:z-index="0"><draw:image xlink:href="Pictures/200000070000376700001BCEDC7DBF96.svm" xlink:type="simple" xlink:show="embed" xlink:actuate="onLoad"/></draw:frame><text:tab/>→ allows us to assess the habitability of other planets – e.g., not too close to the Sun</text:p>
      <text:p text:style-name="Standard"><text:tab/>→ however, it's important to remember that there can be water outside the classic habitable <text:tab/><text:tab/>zone in certain conditions</text:p>
      <text:p text:style-name="Standard"><text:tab/><text:tab/>&gt;&gt; e.g., Europa – possibility that the gravitation pull of Saturn here creates heat at <text:tab/><text:tab/><text:tab/>the moon's center</text:p>
      <text:p text:style-name="Standard"><draw:frame draw:style-name="fr2" draw:name="graphics2" text:anchor-type="paragraph" svg:width="9.58cm" svg:height="5.981cm" draw:z-index="1"><draw:image xlink:href="Pictures/200000070000256B0000175DE5AE8544.svm" xlink:type="simple" xlink:show="embed" xlink:actuate="onLoad"/></draw:frame>&gt; other conditions for habitability </text:p>
      <text:p text:style-name="Standard">&gt; active geochemical turnover – as a source of nutrients; without this, the planet's nutrients &amp; <text:tab/><text:tab/>energy sources get 'used up'; recycles elements needed by life, and generates chemical <text:tab/><text:tab/>reactions that are sources of <text:tab/>energy, of the chemical disequilibrium needed by life </text:p>
      <text:p text:style-name="Standard"><text:tab/>→ plate tectonics might be useful here, as might active volcanoes</text:p>
      <text:p text:style-name="Standard">&gt; conditions that aren't too extreme for long periods of time</text:p>
      <text:p text:style-name="Standard"><text:tab/>→ brief periods of suitability aren't useful</text:p>
      <text:p text:style-name="Standard"><text:soft-page-break/><text:tab/>→ continuously habitable zone – liquid water &amp; suitable conditions for billions of years</text:p>
      <text:p text:style-name="Standard">&gt; does a habitable planet need a moon? </text:p>
      <text:p text:style-name="Standard"><text:tab/>→ some people think it's needed – e.g., for Earth, it stabilizes its tilt (obliquity), keeping us <text:tab/><text:tab/>from having dramatic climate variations over short periods (10s of thousands of <text:tab/><text:tab/><text:tab/>years)</text:p>
      <text:p text:style-name="Standard"><text:tab/>→ unclear what the upshot is here – perhaps w/o a moon, we'd have a biosphere full of <text:tab/><text:tab/><text:tab/>quickly adapting organisms that can deal with such changes</text:p>
      <text:p text:style-name="P3">&gt; What have we learned? </text:p>
      <text:p text:style-name="P3"><text:tab/>→ The ‘habitable zone’ is the zone around a star where liquid water is stable </text:p>
      <text:p text:style-name="P3"><text:tab/>→ The habitable zone varies according to the temperature of the star </text:p>
      <text:p text:style-name="P3"><text:tab/>→ What makes a planet habitable is a matter of great discussion, but at the very least we <text:tab/><text:tab/>would expect to need conditions where life has water, an energy source, and where <text:tab/><text:tab/>nutrients and elements that it needs to grow and replicate are being replenished </text:p>
      <text:p text:style-name="P3"><text:tab/>→ Although it is a useful concept, water can exist outside the classical habitable zone </text:p>
      <text:p text:style-name="Standard"/>
      <text:p text:style-name="P4">5.2 The search for life on Mars</text:p>
      <text:p text:style-name="Standard">&gt; Mars has been a favored location for those speculating about extraterrestrial life – both in <text:tab/><text:tab/>early science, in fiction, and elsewhere</text:p>
      <text:p text:style-name="Standard"><text:tab/>→ Lowell's optimistic early maps of Martian canals</text:p>
      <text:p text:style-name="Standard"><text:tab/>→ fanciful interpretation of images from the first telescopes up to more recent surface <text:tab/><text:tab/><text:tab/>images – important to attend directly to the data</text:p>
      <text:p text:style-name="Standard">&gt; the 3 Viking biology experiments (1976) </text:p>
      <text:p text:style-name="Standard"><text:tab/>→ labelled release: put nutrients into the soil with radioactive carbon and see if any <text:tab/><text:tab/><text:tab/>radioactive waste products – e.g., carbon dioxide – are given off by metabolically <text:tab/><text:tab/>active microbes</text:p>
      <text:p text:style-name="Standard"><text:tab/>→ gas exchange: add nutrients and see if any gases were released such as methane, <text:tab/><text:tab/><text:tab/>hydrogen and oxygen, or other products of biological activity; again, the idea was <text:tab/><text:tab/>that any microbes present would use these </text:p>
      <text:p text:style-name="Standard"><text:tab/>→ pyrolytic release: add carbon dioxide gas with radioactive carbon and then bake the soil <text:tab/><text:tab/>and see if any radioactive carbon was given off; taken up by autotrophs that would <text:tab/><text:tab/>incorporate it – when these were burned in the experiment apparatus, the <text:tab/><text:tab/><text:tab/><text:tab/>radioisotopes would be given off</text:p>
      <text:p text:style-name="Standard"><text:tab/>→ heat-sterilized control: soil collected, sterilized, and then subjected to the same <text:tab/><text:tab/><text:tab/>experiments</text:p>
      <text:p text:style-name="Standard">&gt; results of these experiments </text:p>
      <text:p text:style-name="Standard"><text:tab/>→ labelled release experiment did give off gas, but not replicated in later attempts, so <text:tab/><text:tab/><text:tab/>inconclusive</text:p>
      <text:p text:style-name="Standard"><text:tab/>→ gas exchange – production of oxygen, but this same result was obtained with the <text:tab/><text:tab/><text:tab/>sterilized control </text:p>
      <text:p text:style-name="Standard"><text:tab/>→ pyrolytic release – radioactive gases were found, but as above, the same results were <text:tab/><text:tab/><text:tab/>obtained in the control </text:p>
      <text:p text:style-name="Standard"><text:tab/>→ taken together, these results suggested a reactive component to Martian soil, which is <text:tab/><text:tab/>now known to be be perchlorate – oxidizing compound; results were from chemistry, <text:tab/><text:tab/>not biology</text:p>
      <text:p text:style-name="Standard"><text:tab/>→ all of this is consistent with what we now know about the surface of Mars, which is not <text:tab/><text:tab/>hospitable to biology</text:p>
      <text:p text:style-name="Standard">&gt; since Viking, other evidence has been offered in various papers</text:p>
      <text:p text:style-name="Standard"><text:tab/>→ life in ancient Martian meteorites </text:p>
      <text:p text:style-name="Standard"><text:tab/><text:tab/>&gt;&gt; ALH84001,0 – launched from Mars many millions of years ago, found in <text:tab/><text:tab/><text:tab/><text:tab/>Antarctica 13,000+ years after arrival</text:p>
      <text:p text:style-name="Standard"><text:tab/><text:tab/>&gt;&gt; rocks matches composition of Mars, contains bubbles of Martian atmosphere, so <text:tab/><text:tab/><text:tab/>its source is known</text:p>
      <text:p text:style-name="Standard"><text:soft-page-break/><text:tab/>→ shapes that look like microbes – tubular structures</text:p>
      <text:p text:style-name="Standard"><text:tab/><text:tab/>&gt;&gt; questions about size – could be non-bio; also much smaller than typical Earth <text:tab/><text:tab/><text:tab/>microbes, possibly too small to be biological entities at all</text:p>
      <text:p text:style-name="Standard"><text:tab/>→ mineral grains of magnetite that some bacteria make – but also produced by non-bio <text:tab/><text:tab/><text:tab/>processes; bacteria who use it produce chains, which is what the observers claimed to <text:tab/><text:tab/>see</text:p>
      <text:p text:style-name="Standard"><text:tab/>→ organic compounds called PAHs (polyaromatic hydrocarbons) – associated with globules <text:tab/><text:tab/>of carbonate rocks; again, not necessarily biological </text:p>
      <text:p text:style-name="Standard"><text:tab/>→ all of this evidence is controversial</text:p>
      <text:p text:style-name="P3">&gt; What have we learned? </text:p>
      <text:p text:style-name="P3"><text:tab/>→ Mars has always been a focus in the search for life </text:p>
      <text:p text:style-name="P3"><text:tab/>→ <text:s/>first serious experiments sent there were the Viking biology experiments </text:p>
      <text:p text:style-name="P3"><text:tab/>→ evidence for ancient Martian life in Martian meteorites remains highly controversial </text:p>
      <text:p text:style-name="P3"><text:tab/>→ Viking experiments can be explained by non-biological processes </text:p>
      <text:p text:style-name="P3"><text:tab/>→ question can only be resolved with robotic and human explorers and by studying new <text:tab/><text:tab/>samples of the surface and subsurface of Mars – to understand whether Mars was <text:tab/><text:tab/>ever habitable and whether it ever harbored life </text:p>
      <text:p text:style-name="Standard"/>
      <text:p text:style-name="P4">5.3 Mars as a location for life</text:p>
      <text:p text:style-name="Standard">&gt; recall what makes a planet habitable</text:p>
      <text:p text:style-name="Standard"><text:tab/>→ source of liquid water, of energy, of elements and other nutrients, and physical conditions <text:tab/><text:tab/>suitable for life </text:p>
      <text:p text:style-name="Standard">&gt; water on Mars</text:p>
      <text:p text:style-name="Standard"><text:tab/>→ today, the surface is desiccated – no liquid water today; the atmospheric pressure is too <text:tab/><text:tab/>low for standing bodies of water to persist for any length of time</text:p>
      <text:p text:style-name="Standard"><text:tab/>→ definite evidence of past liquid water – valley networks, catastrophic outflow channels, <text:tab/><text:tab/>deltas</text:p>
      <text:p text:style-name="Standard"><text:tab/>→ 3 epochs</text:p>
      <text:p text:style-name="Standard"><text:tab/><text:tab/>&gt;&gt; Noachian – abundant liquid water, reacting with volcanic rock, creating an env <text:tab/><text:tab/><text:tab/>with effectively neutral pH, in which clays were being produced</text:p>
      <text:p text:style-name="Standard"><text:tab/><text:tab/>&gt;&gt; Hesperian – as Mars began to dry out, interaction between water &amp; sulfur <text:tab/><text:tab/><text:tab/><text:tab/>dioxide from volcanoes, producing acidic waters</text:p>
      <text:p text:style-name="Standard"><text:tab/><text:tab/>&gt;&gt; Amazonian – Mars transitions into what we observe today, very dry; any liquid <text:tab/><text:tab/><text:tab/>water interactions are deep subsurface</text:p>
      <text:p text:style-name="Standard"><text:tab/>→ some evidence of near subsurface water (activity) even today</text:p>
      <text:p text:style-name="Standard"><text:tab/><text:tab/>&gt;&gt; brine channels suggesting different conditions under the surface</text:p>
      <text:p text:style-name="Standard"><text:tab/>→ water-wise, early Mars would have been habitable</text:p>
      <text:p text:style-name="Standard">&gt; sources of energy on Mars – elements and nutrients for life</text:p>
      <text:p text:style-name="Standard"><text:tab/>→ carbon – carbon dioxide in the atmosphere (95%); microbes can use this as a source to fix <text:tab/><text:tab/>carbon</text:p>
      <text:p text:style-name="Standard"><text:tab/>→ hydrogen – hydrogen in water, ice</text:p>
      <text:p text:style-name="Standard"><text:tab/>→ nitrogen – global abundance not known; we don't know whether Mars' surface includes <text:tab/><text:tab/>fixed sources of N</text:p>
      <text:p text:style-name="Standard"><text:tab/>→ oxygen – in water and carbon dioxide and other trace gases; 0.14% in atmosphere – other <text:tab/><text:tab/>sources in water, other compounds, so an accessible supply</text:p>
      <text:p text:style-name="Standard"><text:tab/>→ phosphorus – in rocks (apatite) </text:p>
      <text:p text:style-name="Standard"><text:tab/>→ sulfur – in rocks (sulfate deposits – e.g., magnesium sulfate) </text:p>
      <text:p text:style-name="Standard"><text:tab/>→ other elements – in volcanic rocks (Mg, Ca, Fe, K, Na etc) </text:p>
      <text:p text:style-name="Standard"><text:tab/>→ 'life elements' – apart from N – seem to be available; showing N is a big astrobio <text:tab/><text:tab/><text:tab/>challenge </text:p>
      <text:p text:style-name="Standard">&gt; geochemical turnover looks like a problem for Mars</text:p>
      <text:p text:style-name="Standard"><text:tab/>→ how to recreate the energy supplies that life needs? </text:p>
      <text:p text:style-name="Standard"><text:soft-page-break/><text:tab/>→ plate tectonics ceased long ago – evidence of ancient magnetic fields in formerly liquid, <text:tab/><text:tab/>now solid Martian rocks</text:p>
      <text:p text:style-name="Standard"><text:tab/>→ volcanoes are a possibility – there appear to be active volcanoes in Mars' recent history</text:p>
      <text:p text:style-name="Standard">&gt; physical conditions </text:p>
      <text:p text:style-name="Standard"><text:tab/>→ high levels of ultraviolet radiation; exposure ~1000x that of Earth, very damaging <text:tab/><text:tab/><text:tab/>environment for life</text:p>
      <text:p text:style-name="Standard"><text:tab/>→ desiccation</text:p>
      <text:p text:style-name="Standard"><text:tab/>→ high levels of ionizing radiation – surface &amp; near surface environment; makes conditions <text:tab/><text:tab/>very challenging, esp since there's no water for repair processes</text:p>
      <text:p text:style-name="Standard"><text:tab/>→ oxidants in the soil – challenge for surface life </text:p>
      <text:p text:style-name="Standard">&gt; questions about the (deep) subsurface today</text:p>
      <text:p text:style-name="Standard"><text:tab/>→ this location offers shelter from UV &amp; ionizing radiation; there may be liquid water there <text:tab/><text:tab/>as well </text:p>
      <text:p text:style-name="Standard"><text:tab/>→ if we're looking for life on Mars today, this is where we should look</text:p>
      <text:p text:style-name="Standard">&gt; where to look for past life on Mars? </text:p>
      <text:p text:style-name="Standard"><text:tab/>→ earlier conditions seem like there were more conducive to life</text:p>
      <text:p text:style-name="Standard"><text:tab/>→ ancient mineral deposits, looking for organic chemicals</text:p>
      <text:p text:style-name="Standard"><text:tab/><text:tab/>&gt;&gt; SAM (sub analysis Mars packet [?]) – samples collected </text:p>
      <text:p text:style-name="Standard">&gt; what to look for? </text:p>
      <text:p text:style-name="Standard"><text:tab/>→ similar to the things we looked for re: life on early Earth</text:p>
      <text:p text:style-name="Standard"><text:tab/>→ shapes of fossils that resemble life </text:p>
      <text:p text:style-name="Standard"><text:tab/>→ organic remains of life </text:p>
      <text:p text:style-name="Standard"><text:tab/>→ changes in chemistry caused by life – chemical signatures like isotopic fractionation, or <text:tab/><text:tab/>changes in minerals</text:p>
      <text:p text:style-name="Standard">&gt; implications of a lack of life – significant finding</text:p>
      <text:p text:style-name="Standard"><text:tab/>→ what was missing from the surface/subsurface? </text:p>
      <text:p text:style-name="Standard"><text:s/><text:tab/>→ is the origin of life rare? </text:p>
      <text:p text:style-name="Standard"><text:tab/><text:tab/>&gt;&gt; Mars and Earth are similar in their early history – if no life on Mars, why is one <text:tab/><text:tab/><text:tab/>inhabited &amp; the other not? </text:p>
      <text:p text:style-name="Standard"><text:s/><text:tab/>→ are there uninhabited habitats on Mars? – i.e., all requirements for habitability, but empty; <text:tab/><text:tab/>other regions might be inhabited</text:p>
      <text:p text:style-name="Standard"><text:tab/>→ need to know more about life's origins and the way in which it persists to evaluate things <text:tab/><text:tab/>fully</text:p>
      <text:p text:style-name="Standard">&gt; planetary protection </text:p>
      <text:p text:style-name="Standard"><text:tab/>→ COSPAR (Committee on Space Research) has guidelines for “planetary protection” </text:p>
      <text:p text:style-name="Standard"><text:tab/>→ back contamination: bringing something back to Earth (low likelihood)</text:p>
      <text:p text:style-name="Standard"><text:tab/>→ forward contamination: contaminating another planet </text:p>
      <text:p text:style-name="Standard"><text:tab/><text:tab/>&gt;&gt; need to 'clean' the ships &amp; machines sent to other planets</text:p>
      <text:p text:style-name="Standard"><text:tab/><text:tab/>&gt;&gt; planetary protection mission categories – e.g., </text:p>
      <text:p text:style-name="Standard"><text:tab/><text:tab/><text:tab/>→ category 1: no direct interest for understanding the origin of life </text:p>
      <text:p text:style-name="Standard"><text:tab/><text:tab/><text:tab/>→ category 5: returning samples to Earth – protocol for handling &amp; <text:tab/><text:tab/><text:tab/><text:tab/><text:tab/>investigation</text:p>
      <text:p text:style-name="P3">&gt; What have we learned? </text:p>
      <text:p text:style-name="P3"><text:tab/>→ Mars had much more liquid water in its past </text:p>
      <text:p text:style-name="P3"><text:tab/>→ Mars may have liquid water today in the form of brines</text:p>
      <text:p text:style-name="P3"><text:tab/>→ Mars lacks plate tectonics and so the regeneration of energy sources and nutrients in the <text:tab/><text:tab/>crust may be a problem for life </text:p>
      <text:p text:style-name="P3"><text:tab/>→ Mars seems to have many of the elements and nutrients required for life to exist, <text:tab/><text:tab/><text:tab/>although the global distribution of them, particularly nitrogen is not well known </text:p>
      <text:p text:style-name="P3"><text:tab/>→ Planetary protection guidelines provide prudent safeguards whilst exploring Mars and <text:tab/><text:tab/>other planets </text:p>
      <text:p text:style-name="Standard"/>
      <text:p text:style-name="P4"><text:soft-page-break/>5.4 Could we all be Martians?</text:p>
      <text:p text:style-name="Standard">&gt; are planets isolated islands, or can they transfer life? </text:p>
      <text:p text:style-name="Standard"><text:tab/>→ could life have been transferred from Mars to Earth – e.g., via meteorites</text:p>
      <text:p text:style-name="Standard"><text:tab/>→ life moves around on Earth – e.g., birds, seeds</text:p>
      <text:p text:style-name="Standard"><text:tab/><text:tab/>&gt;&gt; astrobio is an extension of an old question in ecology (island biogeography)</text:p>
      <text:p text:style-name="Standard"><text:tab/>→ panspermia</text:p>
      <text:p text:style-name="Standard"><text:tab/><text:tab/>&gt;&gt; attributed here to Ahrrenhius, but elsewhere <text:tab/><text:tab/><text:tab/><text:tab/><text:tab/><text:tab/><text:tab/><text:tab/><text:a xlink:type="simple" xlink:href="http://en.wikipedia.org/wiki/Panspermia#Hypothesis">http://en.wikipedia.org/wiki/Panspermia#Hypothesis</text:a></text:p>
      <text:p text:style-name="Standard"><text:tab/><text:tab/>&gt;&gt; microbes pushed through space by solar radiation; Kelvin proposed rocks as a <text:tab/><text:tab/><text:tab/>vehicle</text:p>
      <text:p text:style-name="Standard"><text:tab/>→ transfer of material has occurred </text:p>
      <text:p text:style-name="Standard">&gt; three stages in moving life from one planet to another – to move elsewhere, life needs to survive <text:tab/>all these</text:p>
      <text:p text:style-name="Standard"><text:tab/>→ launch (e.g., via asteroid or comet impact)</text:p>
      <text:p text:style-name="Standard"><text:tab/>→ travel – journey through space</text:p>
      <text:p text:style-name="Standard"><text:tab/>→ landing – atmospheric entry</text:p>
      <text:p text:style-name="Standard">&gt; issues surrounding launch</text:p>
      <text:p text:style-name="Standard"><text:tab/>→ we can simulate microbe launch with a light gas gun – creates similar impacts</text:p>
      <text:p text:style-name="Standard"><text:tab/></text:p>
      <text:p text:style-name="Standard"><draw:frame draw:style-name="fr4" draw:name="graphics7" text:anchor-type="paragraph" svg:x="1.739cm" svg:y="0cm" svg:width="12.04cm" svg:height="10.797cm" draw:z-index="6"><draw:image xlink:href="Pictures/2000000700002F0800002A2C4FFA2AEC.svm" xlink:type="simple" xlink:show="embed" xlink:actuate="onLoad"/></draw:frame><text:tab/>→ microbes can survive substantial pressure – impacts resulting in sufficient speeds to <text:tab/><text:tab/><text:tab/>escape the planet's gravity &amp; move into space</text:p>
      <text:p text:style-name="Standard">&gt; issues surrounding journey through space</text:p>
      <text:p text:style-name="Standard"><text:tab/>→ recall previous example of microbes bolted to outside of International Space Station</text:p>
      <text:p text:style-name="Standard"><text:tab/>→ survived a year &amp; a half in space – but that's not much time; experiments show they can<text:tab/><text:tab/>survive, at least</text:p>
      <text:p text:style-name="Standard">&gt; issues surrounding atmospheric entry</text:p>
      <text:p text:style-name="Standard"><text:tab/>→ interior of rocks remains cool while a fusion crust forms on the outside – inside remains <text:tab/><text:tab/>relatively cool if the rock is big enough</text:p>
      <text:p text:style-name="Standard"><text:tab/>→ period of high heat is brief</text:p>
      <text:p text:style-name="Standard">&gt; taken individually, it appears that all of these are survivable</text:p>
      <text:p text:style-name="Standard"><text:soft-page-break/>&gt; conditions on the host planet must be conducive to life </text:p>
      <text:p text:style-name="Standard"><text:tab/>→ e.g., an Earth rock landing on the surface of contemporary Mars is not going to do much <text:tab/><text:tab/>propagating </text:p>
      <text:p text:style-name="Standard"><text:span text:style-name="T4">&gt;What have we learned? </text:span></text:p>
      <text:p text:style-name="P3"><text:tab/>→ the idea that life can be transferred between planets is an old one </text:p>
      <text:p text:style-name="P3"><text:tab/>→ it addresses the question of whether planets are biological islands </text:p>
      <text:p text:style-name="P3"><text:tab/>→ we don’t know what the maximum time for survival of microbes in space is </text:p>
      <text:p text:style-name="P3"><text:tab/>→ microbes can apparently survive the three phases of transfer: launch, the journey in <text:tab/><text:tab/><text:tab/>space, and atmospheric entry if buried deep inside a rock – we don't know maximum <text:tab/><text:tab/>space survival time</text:p>
      <text:p text:style-name="P3"><text:tab/>→ panspermia has not yet be shown to have occurred, but whether it can occur remains an <text:tab/><text:tab/>important question in island biogeography and astrobiology </text:p>
      <text:p text:style-name="P3"><text:tab/>→ panspermia has implications for the origin of life </text:p>
      <text:p text:style-name="Standard"/>
      <text:p text:style-name="P2">Week 3 Module 6 – Life in the Cold</text:p>
      <text:p text:style-name="Standard"/>
      <text:p text:style-name="P4">6.1 Europa</text:p>
      <text:p text:style-name="Standard">&gt; Europa is the smallest of Jupiter’s Galilean satellites </text:p>
      <text:p text:style-name="Standard"><text:tab/>→ discovered in 1610 by Galileo Galilei </text:p>
      <text:p text:style-name="Standard"><text:tab/><text:tab/>&gt;&gt; Europa </text:p>
      <text:p text:style-name="Standard"><text:tab/><text:tab/>&gt;&gt; Ganymede </text:p>
      <text:p text:style-name="Standard"><text:tab/><text:tab/>&gt;&gt; Io </text:p>
      <text:p text:style-name="Standard"><text:tab/><text:tab/>&gt;&gt; Callisto </text:p>
      <text:p text:style-name="Standard">&gt; slightly smaller than our own moon</text:p>
      <text:p text:style-name="Standard">&gt; orbit around Jupiter </text:p>
      <text:p text:style-name="Standard"><text:tab/>→ orbits in around 3 and a half days </text:p>
      <text:p text:style-name="Standard"><text:tab/>→ Europa is tidally locked to Jupiter so that one hemisphere is constantly facing the planet </text:p>
      <text:p text:style-name="Standard"><text:tab/>→ it also feels gravitational effects from other moons of Jupiter, which can deform the <text:tab/><text:tab/><text:tab/>planet (buckling) and produce heat in the interior </text:p>
      <text:p text:style-name="Standard">&gt; most of what we know about Europa is from fly-by missions </text:p>
      <text:p text:style-name="Standard"><text:tab/>→ 1973/74: Pioneer 10 and 11 – first close-up photos of Jupiter’s larger moons (video says <text:tab/><text:tab/>Europa included)</text:p>
      <text:p text:style-name="Standard"><text:tab/>→ 1979: Voyager 1 and 2 – first detailed images of surface; prompted first discussion of <text:tab/><text:tab/>the possibility of a subsurface liquid ocean </text:p>
      <text:p text:style-name="Standard"><text:tab/>→ 1995: Galileo probe – eight years of the closest and most detailed fly-bys to date; <text:tab/><text:tab/><text:tab/>revealing fine features – chaotic terrains that have intrigues scientists ever since</text:p>
      <text:p text:style-name="Standard"><text:tab/>→ 2007: New Horizons Probe – flew past Jupiter on its way to Pluto </text:p>
      <text:p text:style-name="Standard">&gt; icy surface criss-crossed by darker lines </text:p>
      <text:p text:style-name="Standard"><text:tab/>→ its surface is bright with few craters, indicating it is young and actively deforming </text:p>
      <text:p text:style-name="Standard"><text:tab/>→ what causes these bands? </text:p>
      <text:p text:style-name="Standard"><text:tab/><text:tab/>&gt;&gt; it is thought the darker patches are younger warm ice rising to the surface of the <text:tab/><text:tab/><text:tab/>crust. as the solid ice surface pulls apart </text:p>
      <text:p text:style-name="Standard"><text:tab/>→ not currently known how thick the ice shell is</text:p>
      <text:p text:style-name="Standard"><text:tab/>→ the fractures are probably created by the force of Jupiter pulling on Europa </text:p>
      <text:p text:style-name="Standard"><text:tab/><text:tab/>&gt;&gt; we would expect the fractures to form a predictable pattern if they were just basic <text:tab/><text:tab/><text:tab/>geological features from ice cracking, but they become increasingly different <text:tab/><text:tab/><text:tab/>from what's expected the older they are </text:p>
      <text:p text:style-name="Standard"><text:tab/><text:tab/>&gt;&gt; this would make sense if the interior of the planet was rotating faster than the <text:tab/><text:tab/><text:tab/>exterior – i.e., if the core is detached from the icy surface</text:p>
      <text:p text:style-name="Standard"><text:tab/><text:tab/>&gt;&gt; if the hard ice is underlain by liquid water or soft ice this could cause ice <text:tab/><text:tab/><text:tab/><text:tab/>fracturing </text:p>
      <text:p text:style-name="Standard"><text:tab/><text:tab/>&gt;&gt; other evidence for liquid water inside Europa picked up by studying Jupiter's <text:tab/><text:soft-page-break/><text:tab/><text:tab/><text:tab/>magnetic field around Europa – saltiness in the ocean perturbs Jupiter's <text:tab/><text:tab/><text:tab/><text:tab/>magnetic field</text:p>
      <text:p text:style-name="Standard">&gt; model of the interior of Europa</text:p>
      <text:p text:style-name="Standard"><draw:frame draw:style-name="fr3" draw:name="graphics3" text:anchor-type="paragraph" svg:width="17cm" svg:height="7.114cm" draw:z-index="2"><draw:image xlink:href="Pictures/2000000700004C1200001FD64281E112.svm" xlink:type="simple" xlink:show="embed" xlink:actuate="onLoad"/></draw:frame>&gt; could there be anything living in the Europan ocean? </text:p>
      <text:p text:style-name="Standard"><text:tab/>→ the possibility of liquid water has made Europa one of the main targets in the search for <text:tab/><text:tab/>extraterrestrial life </text:p>
      <text:p text:style-name="Standard"><text:tab/>→ it is possible this would be like the life we find deep in our own oceans where heat and <text:tab/><text:tab/>chemicals from the Earth’s interior support life without the need for sunlight </text:p>
      <text:p text:style-name="Standard"><text:tab/>→ we don't really know what the chemical conditions in this ocean are like, and we don't <text:tab/><text:tab/>know about the composition of the silicate core that would form the ocean floor on <text:tab/><text:tab/>this model – to know about the possibility of life, we need to establish how warm or <text:tab/><text:tab/>salty this environment is </text:p>
      <text:p text:style-name="Standard"><text:tab/><text:tab/>&gt;&gt; may not ultimately be much like the comparable Earth environment mentioned <text:tab/><text:tab/><text:tab/>above</text:p>
      <text:p text:style-name="Standard">&gt; is there likely to be anything there that's bigger than microbes? </text:p>
      <text:p text:style-name="Standard"><text:tab/>→ some controversial work by Richard Greenberg and colleagues has suggested that <text:tab/><text:tab/><text:tab/>radiation hitting the ice surface could produce free oxygen which could seep down <text:tab/><text:tab/>into the ocean </text:p>
      <text:p text:style-name="Standard"><text:tab/>→ it is thought this may lead to an oxygen-rich ocean, which would allow the evolution of <text:tab/><text:tab/>complex life</text:p>
      <text:p text:style-name="Standard"><text:tab/>→ need to know a lot more about the ocean's chemistry to assess its habitability</text:p>
      <text:p text:style-name="Standard">&gt; future missions </text:p>
      <text:p text:style-name="Standard"><text:tab/>→ Jupiter Icy Moon Explorer (JUICE) </text:p>
      <text:p text:style-name="Standard"><text:tab/>→ planned ESA mission to explore Jupiter’s moons</text:p>
      <text:p text:style-name="Standard">&gt; question of sampling the Europan ocean</text:p>
      <text:p text:style-name="Standard"><text:tab/>→ possibility of exploring this ocean – very challenging, technically, to implement such <text:tab/><text:tab/>missions</text:p>
      <text:p text:style-name="P3">&gt; What we've learned </text:p>
      <text:p text:style-name="P3"><text:tab/>→ Europa is a moon of Jupiter which is a good candidate for life </text:p>
      <text:p text:style-name="P3"><text:tab/>→ ost of our knowledge is from fly-by missions </text:p>
      <text:p text:style-name="P3"><text:tab/>→ the surface of Europa is young, icy and actively deforming </text:p>
      <text:p text:style-name="P3"><text:s/><text:tab/>→ Europa can gain heat from tidal interactions </text:p>
      <text:p text:style-name="P3"><text:tab/>→ there may be a liquid water ocean under the ice </text:p>
      <text:p text:style-name="P3"><text:tab/>→ further investigation will determine if anything lives in this subsurface ocean </text:p>
      <text:p text:style-name="Standard"><text:s/></text:p>
      <text:p text:style-name="P4">6.2 Enceladus</text:p>
      <text:p text:style-name="P5">&gt; of great interest to astrobio</text:p>
      <text:p text:style-name="Standard">&gt; Enceladus is the 6th largest moon of Saturn (gas planet)</text:p>
      <text:p text:style-name="Standard"><text:soft-page-break/><text:tab/>→ discovered in 1789 by William Herschel </text:p>
      <text:p text:style-name="Standard"><text:tab/>→ 1,272,000,000 km from earth </text:p>
      <text:p text:style-name="Standard"><text:tab/>→ water ice surface </text:p>
      <text:p text:style-name="Standard"><text:tab/>→ close to Saturn and its rings, which makes it difficult to view from earth </text:p>
      <text:p text:style-name="P1">&gt; <text:span text:style-name="T3">much smaller than Earth – smaller even than Earth's moon</text:span></text:p>
      <text:p text:style-name="Standard">&gt; information from fly-by missions </text:p>
      <text:p text:style-name="Standard"><text:tab/>→ 1980-81: Voyager 1 and 2 gave first images and information on the nature of Enceladus</text:p>
      <text:p text:style-name="Standard">&gt; what Voyager revealed</text:p>
      <text:p text:style-name="Standard"><text:tab/>→ Voyager 1 saw a highly reflective surface with few impact craters – probably an icy <text:tab/><text:tab/><text:tab/>surface, young &amp; active</text:p>
      <text:p text:style-name="Standard"><text:tab/>→ Voyager 2 discovered a heavily cratered mid-high northern latitude and lightly cratered <text:tab/><text:tab/>region closer to the equator; suggests difference in ice composition &amp; age across the <text:tab/><text:tab/>surface </text:p>
      <text:p text:style-name="Standard"><text:tab/>→ embedded in the densest part of Saturn’s E-ring </text:p>
      <text:p text:style-name="Standard"><text:tab/>→ its young, geologically-active surface may be feeding the E-ring of Saturn </text:p>
      <text:p text:style-name="Standard">&gt; more questions answered in fly-by with Cassini-Huygens probe (began 2004)</text:p>
      <text:p text:style-name="Standard"><text:tab/>→ the best resolution images of Enceladus so far, plus discovery of hydrocarbons and water <text:tab/><text:tab/>vapour plumes erupting from the south pole</text:p>
      <text:p text:style-name="Standard"><draw:frame draw:style-name="fr2" draw:name="graphics4" text:anchor-type="paragraph" svg:width="7.833cm" svg:height="8.731cm" draw:z-index="3"><draw:image xlink:href="Pictures/2000000700001E990000221CEA7528E0.svm" xlink:type="simple" xlink:show="embed" xlink:actuate="onLoad"/></draw:frame><text:tab/></text:p>
      <text:p text:style-name="Standard">&gt; overview of interesting features on Enceladus </text:p>
      <text:p text:style-name="Standard"><text:s/><text:tab/>→ young surface, actively deforming </text:p>
      <text:p text:style-name="Standard"><text:tab/><text:tab/>&gt;&gt; different levels of cratering found in different areas </text:p>
      <text:p text:style-name="Standard"><text:tab/><text:tab/>&gt;&gt; all craters show signs of deformation and degradation – suggests an icy surface, <text:tab/><text:tab/><text:tab/>where craters are collapsing and subsiding on an active surface</text:p>
      <text:p text:style-name="Standard"><text:tab/><text:tab/>&gt;&gt; tiger stripes at south pole may be as young as 500,000 years <text:s/>(very young, <text:tab/><text:tab/><text:tab/><text:tab/>geologically)</text:p>
      <text:p text:style-name="Standard"><text:tab/><text:tab/><text:tab/>→ these stripes have different composition from rest of ice: coarse ice-grains <text:tab/><text:tab/><text:tab/><text:tab/>instead of fine and lots of organics</text:p>
      <text:p text:style-name="Standard"><text:tab/>→ Cryovolcanism and complex hydrocarbons </text:p>
      <text:p text:style-name="Standard"><text:tab/><text:tab/>&gt;&gt; jets of water and gas erupt from the 'tiger stripes' at the south of the planet; <text:tab/><text:tab/><text:tab/><text:tab/>Cassini investigated the content of the plume as it flew through it: </text:p>
      <text:p text:style-name="Standard"><text:tab/><text:tab/><text:tab/><text:tab/>→ water </text:p>
      <text:p text:style-name="Standard"><text:tab/><text:tab/><text:tab/><text:tab/>→ methane </text:p>
      <text:p text:style-name="Standard"><text:tab/><text:tab/><text:tab/><text:tab/>→ carbon dioxide </text:p>
      <text:p text:style-name="Standard"><text:soft-page-break/><text:tab/><text:tab/><text:tab/><text:tab/>→ propane, ethane, acetylene </text:p>
      <text:p text:style-name="Standard"><text:tab/><text:tab/><text:tab/><text:tab/>→ more complex organics – spacecraft not adequately equipped to <text:tab/><text:tab/><text:tab/><text:tab/><text:tab/>identify these, not deigned for this because the find was not <text:tab/><text:tab/><text:tab/><text:tab/><text:tab/>anticipated</text:p>
      <text:p text:style-name="Standard"><text:tab/><text:tab/>&gt;&gt; could these complex organic molecules indicate life was present or possible in the <text:tab/><text:tab/><text:tab/>interior? <text:tab/></text:p>
      <text:p text:style-name="Standard"><text:tab/><text:tab/><text:tab/>→ suggests that the ocean inside is acting as a kind of biological reactor – a <text:tab/><text:tab/><text:tab/><text:tab/>kind of factory for organic compounds (whether or not there's also <text:tab/><text:tab/><text:tab/><text:tab/>life)</text:p>
      <text:p text:style-name="Standard"><text:tab/><text:tab/><text:tab/>→ even without life here, we can learn things about condition conducive to <text:tab/><text:tab/><text:tab/><text:tab/>life<text:tab/></text:p>
      <text:p text:style-name="Standard">&gt; these data provide clues to the internal structure </text:p>
      <text:p text:style-name="Standard"><draw:frame draw:style-name="fr5" draw:name="graphics8" text:anchor-type="paragraph" svg:width="17cm" svg:height="8.955cm" draw:z-index="7"><draw:image xlink:href="Pictures/20000007000056EC00002DCA93D78223.svm" xlink:type="simple" xlink:show="embed" xlink:actuate="onLoad"/></draw:frame></text:p>
      <text:p text:style-name="Standard"><draw:frame draw:style-name="fr5" draw:name="graphics9" text:anchor-type="paragraph" svg:width="17cm" svg:height="8.319cm" draw:z-index="8"><draw:image xlink:href="Pictures/20000007000048C4000030601D023C25.svm" xlink:type="simple" xlink:show="embed" xlink:actuate="onLoad"/></draw:frame> <text:tab/>→ heat may melt ice beneath the surface, creating pressurized bodies of liquid water, which <text:tab/><text:tab/>then reach the surface &amp; break out through the 'stripes'</text:p>
      <text:p text:style-name="Standard">&gt; possibility of a liquid water ocean </text:p>
      <text:p text:style-name="Standard"><text:tab/>→ the composition of the plume suggests there may be a salty liquid water ocean beneath <text:soft-page-break/><text:tab/><text:tab/><text:tab/>the surface – could this be home to extraterrestrial life? </text:p>
      <text:p text:style-name="Standard">&gt; future missions</text:p>
      <text:p text:style-name="Standard"><text:tab/>→ Titan Saturn System Mission (TSSM)</text:p>
      <text:p text:style-name="Standard"><text:tab/><text:tab/>&gt;&gt; NASA/ESA proposed mission to study Saturn’s moons including Enceladus</text:p>
      <text:p text:style-name="Standard"><text:tab/><text:tab/>&gt;&gt; Lost out on funding to a mission to Europa, but is still in the pipeline</text:p>
      <text:p text:style-name="P3">&gt; What we have learned </text:p>
      <text:p text:style-name="P3"><text:tab/>→ Enceladus is a moon of Saturn </text:p>
      <text:p text:style-name="P3"><text:tab/>→ it has a young, actively deforming surface </text:p>
      <text:p text:style-name="P3"><text:tab/>→ it is spewing out jets of water vapour and organics into space </text:p>
      <text:p text:style-name="Standard"><text:span text:style-name="T4"><text:tab/>→ it is thought Enceladus may have a salty subsurface ocean which could harbour life</text:span> </text:p>
      <text:p text:style-name="Standard"/>
      <text:p text:style-name="P4">6.3 Other icy bodies</text:p>
      <text:p text:style-name="Standard">&gt; Triton </text:p>
      <text:p text:style-name="Standard"><text:tab/>→ moon belonging to Neptune that orbits backward, so it must not have formed around the <text:tab/><text:tab/>planet (but may have been captured instead)</text:p>
      <text:p text:style-name="Standard"><text:tab/>→ surface ice is a mixture of nitrogen, methane, carbon dioxide, carbon monoxide, and <text:tab/><text:tab/><text:tab/>water overlying a water ice-rich mantle </text:p>
      <text:p text:style-name="Standard"><text:tab/>→ lots of impact craters, so surface has probably not been active for at least hundreds of <text:tab/><text:tab/><text:tab/>millions of years </text:p>
      <text:p text:style-name="Standard"><text:tab/><text:tab/>&gt;&gt; but it would have experienced tidal heating when it was captured by Neptune – <text:tab/><text:tab/><text:tab/>subject to gravitational flexing</text:p>
      <text:p text:style-name="Standard"><text:tab/>→ this corresponds with the time tidal heating would have stopped being effective </text:p>
      <text:p text:style-name="Standard"><text:tab/>→ is it possible that during this time the moon hosted a subsurface ocean like that <text:tab/><text:tab/><text:tab/>proposed for Europa? </text:p>
      <text:p text:style-name="Standard"><text:tab/><text:tab/>&gt;&gt; &gt;&gt; it may have had liquid water when first captured, and may have it beneath the <text:tab/><text:tab/><text:tab/>surface now</text:p>
      <text:p text:style-name="Standard">&gt; Ganymede </text:p>
      <text:p text:style-name="Standard"><text:tab/>→ structurally similar to Europa</text:p>
      <text:p text:style-name="Standard"><text:tab/>→ satellite of Jupiter </text:p>
      <text:p text:style-name="Standard"><draw:frame draw:style-name="fr4" draw:name="graphics5" text:anchor-type="paragraph" svg:x="0.205cm" svg:y="0.653cm" svg:width="8.283cm" svg:height="5.577cm" draw:z-index="4"><draw:image xlink:href="Pictures/20000007000029F700001FBC29D7724D.svm" xlink:type="simple" xlink:show="embed" xlink:actuate="onLoad"/></draw:frame><text:tab/>→ largest moon in the solar system </text:p>
      <text:p text:style-name="Standard">&gt; Pluto and Charon </text:p>
      <text:p text:style-name="Standard"><text:tab/>→ the only large satellite of Pluto </text:p>
      <text:p text:style-name="Standard"><text:tab/>→ no probe has ever visited, so we rely on telescope data </text:p>
      <text:p text:style-name="Standard"><text:tab/>→ speculation about whether these are icy bodies, whether there are oceans here</text:p>
      <text:p text:style-name="Standard"><text:tab/>→ NASA’s New Horizon Space Probe will fly by these in 2014 </text:p>
      <text:p text:style-name="Standard">&gt; Titan </text:p>
      <text:p text:style-name="Standard"><text:tab/>→ drawn interest over the last few decades</text:p>
      <text:p text:style-name="Standard"><text:tab/>→ largest moon of Saturn </text:p>
      <text:p text:style-name="Standard"><text:tab/>→ only moon to have a dense atmosphere </text:p>
      <text:p text:style-name="Standard"><text:tab/>→ atmosphere of nitrogen and organic compounds </text:p>
      <text:p text:style-name="Standard"><text:soft-page-break/><text:tab/>→ the only place except Earth with stable bodies of liquid on the surface </text:p>
      <text:p text:style-name="Standard"><text:tab/>→ most information comes from the Cassini-Huygens probe which landed on Titan (2005) – <text:tab/><text:tab/>took measurements as it passed through Titan's atmosphere</text:p>
      <text:p text:style-name="Standard"><text:tab/><text:tab/>&gt;&gt; the surface has mountains, river valleys, and all sorts of features typical of <text:tab/><text:tab/><text:tab/><text:tab/>erosion by wind and rain like we see on Earth , but Titan contains rivers and <text:tab/><text:tab/><text:tab/>rain of <text:tab/>liquid methane instead of water </text:p>
      <text:p text:style-name="Standard"><text:tab/><text:tab/>&gt;&gt; methane is produced/processed high in the atmosphere, producing complex <text:tab/><text:tab/><text:tab/><text:tab/>organic compounds that are then rained back down on the surface, forming <text:tab/><text:tab/><text:tab/>the surface features we see</text:p>
      <text:p text:style-name="Standard"><text:tab/>→ surface features of Titan appear to move around, which suggests there is a liquid over <text:tab/><text:tab/>which the surface is moving </text:p>
      <text:p text:style-name="Standard"><draw:frame draw:style-name="fr2" draw:name="graphics6" text:anchor-type="paragraph" svg:width="11.247cm" svg:height="7.752cm" draw:z-index="5"><draw:image xlink:href="Pictures/2000000700002BEE00001E49447D663C.svm" xlink:type="simple" xlink:show="embed" xlink:actuate="onLoad"/></draw:frame>&gt; why is this interesting for life? </text:p>
      <text:p text:style-name="Standard"><text:tab/>→ speculative questions</text:p>
      <text:p text:style-name="Standard"><text:tab/>→ could Titan be host to a new type of life which uses liquid methane instead of water? </text:p>
      <text:p text:style-name="Standard"><text:tab/>→ could the complex organic surface give us clues to prebiotic chemistry? </text:p>
      <text:p text:style-name="Standard"><text:tab/><text:tab/>&gt;&gt; e.g., Titan as a giant chemical reaction, building simple molecules – window into <text:tab/><text:tab/><text:tab/>the organic chemistry needed<text:tab/> for the origin life </text:p>
      <text:p text:style-name="Standard"><text:tab/>→ could this organic surface feed a biosphere in a deep subsurface ocean? are they even in <text:tab/><text:tab/>contact?</text:p>
      <text:p text:style-name="Standard"/>
      <text:p text:style-name="P3">What have we learned? </text:p>
      <text:p text:style-name="P3"><text:tab/>→ there are a number of possibilities for life on icy bodies in the solar system </text:p>
      <text:p text:style-name="P3"><text:tab/>→ much of this speculation is based on hypothesised bodies of subsurface liquid water </text:p>
      <text:p text:style-name="P3"><text:tab/>→ Titan is unique case in which we could hypothesize about finding life based on a solute <text:tab/><text:tab/>other than water 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, Arial" style:font-family-generic="swiss"/>
    <style:font-face style:name="Franklin Gothic Medium" svg:font-family="'Franklin Gothic Medium', 'Franklin Gothic Medium'" style:font-family-generic="swiss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3" style:display-name="RTF_Num 4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4" style:display-name="RTF_Num 4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5" style:display-name="RTF_Num 4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6" style:display-name="RTF_Num 4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7" style:display-name="RTF_Num 4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8" style:display-name="RTF_Num 4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9" style:display-name="RTF_Num 4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0" style:display-name="RTF_Num 5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" style:display-name="RTF_Num 5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2" style:display-name="RTF_Num 5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3" style:display-name="RTF_Num 5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4" style:display-name="RTF_Num 5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5" style:display-name="RTF_Num 5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08:52:54.84</meta:creation-date>
    <dc:date>2013-02-12T14:12:53.45</dc:date>
    <meta:editing-duration>PT5H18M26S</meta:editing-duration>
    <meta:editing-cycles>187</meta:editing-cycles>
    <meta:generator>OpenOffice.org/3.4$Win32 OpenOffice.org_project/340m1$Build-9590</meta:generator>
    <meta:document-statistic meta:table-count="0" meta:image-count="9" meta:object-count="0" meta:page-count="11" meta:paragraph-count="290" meta:word-count="3818" meta:character-count="22647"/>
  </office:meta>
</office:document-meta>
</file>